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06cb" officeooo:paragraph-rsid="001606cb" style:font-size-asian="20pt" style:font-size-complex="20pt"/>
    </style:style>
    <style:style style:name="P2" style:family="paragraph" style:parent-style-name="Standard">
      <style:text-properties fo:font-size="12pt" officeooo:rsid="001606cb" officeooo:paragraph-rsid="001606cb" style:font-size-asian="10.5pt" style:font-size-complex="12pt"/>
    </style:style>
    <style:style style:name="P3" style:family="paragraph" style:parent-style-name="Standard">
      <style:text-properties fo:color="#c9211e" loext:opacity="100%" fo:font-size="12pt" officeooo:rsid="001606cb" officeooo:paragraph-rsid="001606cb" style:font-size-asian="10.5pt" style:font-size-complex="12pt"/>
    </style:style>
    <style:style style:name="P4" style:family="paragraph" style:parent-style-name="Standard">
      <style:text-properties fo:color="#000000" loext:opacity="100%" fo:font-size="12pt" officeooo:rsid="001606cb" officeooo:paragraph-rsid="001606cb" style:font-size-asian="10.5pt" style:font-size-complex="12pt"/>
    </style:style>
    <style:style style:name="P5" style:family="paragraph" style:parent-style-name="Standard">
      <style:text-properties fo:color="#000000" loext:opacity="100%" fo:font-size="12pt" officeooo:rsid="0016a595" officeooo:paragraph-rsid="0016a59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ak WiFi password cracking</text:p>
      <text:p text:style-name="P1"/>
      <text:p text:style-name="P2">Start Airgeddon</text:p>
      <text:p text:style-name="P2"/>
      <text:p text:style-name="P3">cd ~/airgeddon</text:p>
      <text:p text:style-name="P3"/>
      <text:p text:style-name="P3">sudo bash airgeddon.sh</text:p>
      <text:p text:style-name="P3"/>
      <text:p text:style-name="P4">Go through setup process</text:p>
      <text:p text:style-name="P4"/>
      <text:p text:style-name="P4">Select interface</text:p>
      <text:p text:style-name="P4"/>
      <text:p text:style-name="P4">Put interface into monitor mode</text:p>
      <text:p text:style-name="P3"/>
      <text:p text:style-name="P4">Select ‘Handshake/PMKID tools menu’</text:p>
      <text:p text:style-name="P4"/>
      <text:p text:style-name="P4">Select ‘Explore for targets’ and wait until you see your target appear. Use Ctrl + c to exit</text:p>
      <text:p text:style-name="P4"/>
      <text:p text:style-name="P4">Select target network from list</text:p>
      <text:p text:style-name="P4"/>
      <text:p text:style-name="P4">Select ‘Capture handshake’</text:p>
      <text:p text:style-name="P4"/>
      <text:p text:style-name="P4">Select ‘Deauth aireplay attack’</text:p>
      <text:p text:style-name="P4"/>
      <text:p text:style-name="P4">Press enter without inputting anything when asked to select timeout time</text:p>
      <text:p text:style-name="P4"/>
      <text:p text:style-name="P4">Wait for attack to end</text:p>
      <text:p text:style-name="P4"/>
      <text:p text:style-name="P4">Create a blank file with text editor and save it with the extension ‘.cap’</text:p>
      <text:p text:style-name="P4"/>
      <text:p text:style-name="P4">Input the path to that file and hit enter</text:p>
      <text:p text:style-name="P4"/>
      <text:p text:style-name="P4">Put your device back into managed mode, and return to main menu</text:p>
      <text:p text:style-name="P4"/>
      <text:p text:style-name="P4">Select ‘Offline WPA/WPA2 decrypt menu’</text:p>
      <text:p text:style-name="P4"/>
      <text:p text:style-name="P4">Select ‘Personal’</text:p>
      <text:p text:style-name="P4"/>
      <text:p text:style-name="P4">Select ‘Dictionary Attack’</text:p>
      <text:p text:style-name="P4"/>
      <text:p text:style-name="P4">Input path to wordlist</text:p>
      <text:p text:style-name="P4"/>
      <text:p text:style-name="P5">Brute force attack will then start, and access to the network is gained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17:35.086380837</meta:creation-date>
    <dc:date>2021-02-22T20:30:02.625812228</dc:date>
    <meta:editing-duration>PT1M17S</meta:editing-duration>
    <meta:editing-cycles>1</meta:editing-cycles>
    <meta:document-statistic meta:table-count="0" meta:image-count="0" meta:object-count="0" meta:page-count="1" meta:paragraph-count="22" meta:word-count="134" meta:character-count="810" meta:non-whitespace-character-count="698"/>
    <meta:generator>LibreOffice/7.0.3.1$Linux_X86_64 LibreOffice_project/00$Build-1</meta:generator>
  </office:meta>
</office:document-meta>
</file>